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68c" officeooo:paragraph-rsid="001eb68c" style:font-weight-asian="bold" style:font-weight-complex="bold"/>
    </style:style>
    <style:style style:name="P2" style:family="paragraph" style:parent-style-name="Standard">
      <style:text-properties fo:font-weight="normal" officeooo:rsid="001eb68c" officeooo:paragraph-rsid="001eb68c" style:font-weight-asian="normal" style:font-weight-complex="normal"/>
    </style:style>
    <style:style style:name="P3" style:family="paragraph" style:parent-style-name="Standard" style:list-style-name="L3">
      <style:text-properties fo:font-weight="normal" officeooo:rsid="00226bb8" officeooo:paragraph-rsid="00226bb8" style:font-weight-asian="normal" style:font-weight-complex="normal"/>
    </style:style>
    <style:style style:name="P4" style:family="paragraph" style:parent-style-name="Standard">
      <style:text-properties fo:font-weight="normal" officeooo:rsid="00226bb8" officeooo:paragraph-rsid="00226bb8" style:font-weight-asian="normal" style:font-weight-complex="normal"/>
    </style:style>
    <style:style style:name="P5" style:family="paragraph" style:parent-style-name="Standard">
      <style:text-properties fo:font-weight="normal" officeooo:rsid="002271be" officeooo:paragraph-rsid="002271be" style:font-weight-asian="normal" style:font-weight-complex="normal"/>
    </style:style>
    <style:style style:name="P6" style:family="paragraph" style:parent-style-name="Standard" style:list-style-name="L2">
      <style:text-properties officeooo:paragraph-rsid="00208dfb"/>
    </style:style>
    <style:style style:name="P7" style:family="paragraph" style:parent-style-name="Standard" style:list-style-name="L2">
      <style:text-properties officeooo:rsid="00208dfb" officeooo:paragraph-rsid="00208dfb"/>
    </style:style>
    <style:style style:name="P8" style:family="paragraph" style:parent-style-name="Standard">
      <style:text-properties officeooo:rsid="00208dfb" officeooo:paragraph-rsid="00208df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8dfb" style:font-weight-asian="normal" style:font-weight-complex="normal"/>
    </style:style>
    <style:style style:name="T3" style:family="text">
      <style:text-properties officeooo:rsid="002271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 :</text:p>
      <text:p text:style-name="P1"/>
      <text:list xml:id="list2429493640" text:style-name="L2">
        <text:list-item>
          <text:p text:style-name="P6"><text:span text:style-name="T2">i = 0 / j = 0 / i + j = 0</text:span></text:p>
        </text:list-item>
        <text:list-item>
          <text:p text:style-name="P6"><text:span text:style-name="T2">i = 0 / j = 1 / i + j = 1</text:span></text:p>
        </text:list-item>
        <text:list-item>
          <text:p text:style-name="P6"><text:span text:style-name="T2">i = 0 / j = 2 / i + j = 2</text:span></text:p>
        </text:list-item>
        <text:list-item>
          <text:p text:style-name="P6"><text:span text:style-name="T2">i = 0 / j = 3 / i + j = 3</text:span></text:p>
        </text:list-item>
        <text:list-item>
          <text:p text:style-name="P7"><text:span text:style-name="T1">i = 0 / j = 4 / i + j = 4</text:span></text:p>
        </text:list-item>
        <text:list-item>
          <text:p text:style-name="P7"><text:span text:style-name="T1">i = 1 / j = 1 / i + j = 2</text:span></text:p>
        </text:list-item>
        <text:list-item>
          <text:p text:style-name="P7"><text:span text:style-name="T1">i = 1 / j = 2 / i + j = 3</text:span></text:p>
        </text:list-item>
        <text:list-item>
          <text:p text:style-name="P7"><text:span text:style-name="T1">i = 1 / j = 3 / i + j = 4</text:span></text:p>
        </text:list-item>
        <text:list-item>
          <text:p text:style-name="P7"><text:span text:style-name="T1">i = 1 / j = 4 / i + j = 5</text:span></text:p>
        </text:list-item>
        <text:list-item>
          <text:p text:style-name="P7"><text:span text:style-name="T1">i = 2 / j = 2 / i + j = 4</text:span></text:p>
        </text:list-item>
        <text:list-item>
          <text:p text:style-name="P7"><text:span text:style-name="T1">i = 2 / j = 3 / i + j = 5</text:span></text:p>
        </text:list-item>
        <text:list-item>
          <text:p text:style-name="P7"><text:span text:style-name="T1">i = 2 / j = 4 / i + j = 6</text:span></text:p>
        </text:list-item>
        <text:list-item>
          <text:p text:style-name="P7"><text:span text:style-name="T1">i = 3 / j = 3 / i + j = 6</text:span></text:p>
        </text:list-item>
        <text:list-item>
          <text:p text:style-name="P7"><text:span text:style-name="T1">i = 3 / j = 4 / i + j = 7</text:span></text:p>
        </text:list-item>
        <text:list-item>
          <text:p text:style-name="P7"><text:span text:style-name="T1">i = 4 / j = 4 / i + j = 8</text:span></text:p>
        </text:list-item>
      </text:list>
      <text:p text:style-name="P8"><text:span text:style-name="T1"/></text:p>
      <text:p text:style-name="P8"><text:span text:style-name="T1">La fonction print est donc appelée 15 fois.</text:span></text:p>
      <text:p text:style-name="P2"/>
      <text:p text:style-name="P1">Exercice 2 :</text:p>
      <text:p text:style-name="P1"/>
      <text:list xml:id="list22016075" text:style-name="L3">
        <text:list-item>
          <text:p text:style-name="P3">i = 0 / j = 1 / i + j = 1</text:p>
        </text:list-item>
        <text:list-item>
          <text:p text:style-name="P3">i = 0 / j = 2 / i + j = <text:span text:style-name="T3">2</text:span></text:p>
        </text:list-item>
        <text:list-item>
          <text:p text:style-name="P3">i = <text:span text:style-name="T3">0</text:span> / j = <text:span text:style-name="T3">3</text:span> / i + j = <text:span text:style-name="T3">3</text:span></text:p>
        </text:list-item>
        <text:list-item>
          <text:p text:style-name="P3">i = <text:span text:style-name="T3">0</text:span> / j = <text:span text:style-name="T3">4</text:span> / i + j = <text:span text:style-name="T3">4</text:span></text:p>
        </text:list-item>
        <text:list-item>
          <text:p text:style-name="P3">i = <text:span text:style-name="T3">1</text:span> / j = <text:span text:style-name="T3">2</text:span> / i + j = <text:span text:style-name="T3">3</text:span></text:p>
        </text:list-item>
        <text:list-item>
          <text:p text:style-name="P3">i = <text:span text:style-name="T3">1</text:span> / j = <text:span text:style-name="T3">3</text:span> / i + j = <text:span text:style-name="T3">4</text:span></text:p>
        </text:list-item>
        <text:list-item>
          <text:p text:style-name="P3">i = <text:span text:style-name="T3">1</text:span> / j = <text:span text:style-name="T3">4</text:span> / i + j = <text:span text:style-name="T3">5</text:span></text:p>
        </text:list-item>
        <text:list-item>
          <text:p text:style-name="P3">i = <text:span text:style-name="T3">2</text:span> / j = <text:span text:style-name="T3">3</text:span> / i + j = <text:span text:style-name="T3">5</text:span></text:p>
        </text:list-item>
        <text:list-item>
          <text:p text:style-name="P3">i = <text:span text:style-name="T3">2</text:span> / j = <text:span text:style-name="T3">4</text:span> / i + j = <text:span text:style-name="T3">6</text:span></text:p>
        </text:list-item>
        <text:list-item>
          <text:p text:style-name="P3">i = <text:span text:style-name="T3">3</text:span> / j = <text:span text:style-name="T3">4</text:span> / i + j = <text:span text:style-name="T3">7</text:span></text:p>
        </text:list-item>
        <text:list-item>
          <text:p text:style-name="P3">i = <text:span text:style-name="T3">4</text:span> / j = <text:span text:style-name="T3">5</text:span> / i + j = <text:span text:style-name="T3">9 <text:s text:c="2"/>Impossible</text:span></text:p>
        </text:list-item>
      </text:list>
      <text:p text:style-name="P4"/>
      <text:p text:style-name="P5">La fonction print est donc appelée 10 fo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6T01:13:11.082000000</meta:creation-date>
    <dc:date>2020-03-26T01:39:14.691000000</dc:date>
    <meta:editing-duration>PT5M5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30" meta:word-count="387" meta:character-count="833" meta:non-whitespace-character-count="500"/>
  </office:meta>
</office:document-meta>
</file>